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text-properties fo:font-size="10.5pt" fo:font-weight="bold" officeooo:rsid="001a20f4" officeooo:paragraph-rsid="001a20f4" style:font-size-asian="10.5pt" style:font-weight-asian="bold" style:font-size-complex="10.5pt" style:font-weight-complex="bold"/>
    </style:style>
    <style:style style:name="P2" style:family="paragraph" style:parent-style-name="Standard">
      <style:paragraph-properties fo:line-height="200%" fo:text-align="justify" style:justify-single-word="false"/>
      <style:text-properties officeooo:paragraph-rsid="001a20f4"/>
    </style:style>
    <style:style style:name="P3" style:family="paragraph" style:parent-style-name="Standard">
      <style:text-properties fo:font-size="12pt" officeooo:paragraph-rsid="001a20f4" style:font-size-asian="12pt" style:font-size-complex="12pt"/>
    </style:style>
    <style:style style:name="P4" style:family="paragraph" style:parent-style-name="Standard">
      <style:paragraph-properties fo:margin-left="3.752cm" fo:margin-right="0cm" fo:text-indent="-3.752cm" style:auto-text-indent="false" fo:break-before="page">
        <style:tab-stops/>
      </style:paragraph-properties>
      <style:text-properties officeooo:paragraph-rsid="001a20f4"/>
    </style:style>
    <style:style style:name="P5" style:family="paragraph" style:parent-style-name="Standard">
      <style:paragraph-properties fo:margin-left="0cm" fo:margin-right="0cm" fo:line-height="200%" fo:text-indent="1.251cm" style:auto-text-indent="false" fo:padding-left="0.141cm" fo:padding-right="0.141cm" fo:padding-top="0.282cm" fo:padding-bottom="0.035cm" fo:border="0.99pt dotted #000000" style:shadow="none"/>
      <style:text-properties fo:font-size="12pt" fo:font-weight="bold" officeooo:paragraph-rsid="001a20f4" style:font-size-asian="12pt" style:font-weight-asian="bold" style:font-size-complex="12pt"/>
    </style:style>
    <style:style style:name="P6" style:family="paragraph" style:parent-style-name="Text_20_body">
      <style:paragraph-properties fo:text-align="center" style:justify-single-word="false"/>
    </style:style>
    <style:style style:name="P7" style:family="paragraph" style:parent-style-name="Heading_20_3">
      <style:paragraph-properties fo:text-align="center" style:justify-single-word="false"/>
    </style:style>
    <style:style style:name="P8" style:family="paragraph" style:parent-style-name="Heading_20_3">
      <style:paragraph-properties fo:text-align="center" style:justify-single-word="false"/>
      <style:text-properties officeooo:paragraph-rsid="001a43da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officeooo:rsid="001c4fe0" style:font-size-asian="12pt" style:font-size-complex="12pt"/>
    </style:style>
    <style:style style:name="T3" style:family="text">
      <style:text-properties fo:font-size="12pt" officeooo:rsid="001efb05" style:font-size-asian="12pt" style:font-size-complex="12pt"/>
    </style:style>
    <style:style style:name="T4" style:family="text">
      <style:text-properties fo:font-size="12pt" officeooo:rsid="001f59e7" style:font-size-asian="12pt" style:font-size-complex="12pt"/>
    </style:style>
    <style:style style:name="T5" style:family="text">
      <style:text-properties fo:font-size="12pt" officeooo:rsid="001b5640" style:font-size-asian="12pt" style:font-size-complex="12pt"/>
    </style:style>
    <style:style style:name="T6" style:family="text">
      <style:text-properties fo:font-size="12pt" officeooo:rsid="001bad4e" style:font-size-asian="12pt" style:font-size-complex="12pt"/>
    </style:style>
    <style:style style:name="T7" style:family="text">
      <style:text-properties fo:font-size="12pt" style:text-underline-style="solid" style:text-underline-width="auto" style:text-underline-color="font-color" fo:font-weight="bold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8" style:family="text">
      <style:text-properties fo:font-size="12pt" style:text-underline-style="solid" style:text-underline-width="auto" style:text-underline-color="font-color" fo:font-weight="bold" officeooo:rsid="001a20f4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9" style:family="text">
      <style:text-properties fo:font-size="12pt" style:text-underline-style="solid" style:text-underline-width="auto" style:text-underline-color="font-color" style:text-underline-mode="continuous" style:text-overline-mode="continuous" style:text-line-through-mode="continuous" style:font-size-asian="12pt" style:font-size-complex="12pt"/>
    </style:style>
    <style:style style:name="T10" style:family="text">
      <style:text-properties fo:font-size="12pt" style:text-underline-style="solid" style:text-underline-width="auto" style:text-underline-color="font-color" style:font-size-asian="12pt" style:font-size-complex="12pt"/>
    </style:style>
    <style:style style:name="T11" style:family="text">
      <style:text-properties fo:font-size="12pt" style:text-underline-style="solid" style:text-underline-width="auto" style:text-underline-color="font-color" officeooo:rsid="001efb05" style:font-size-asian="12pt" style:font-size-complex="12pt"/>
    </style:style>
    <style:style style:name="T12" style:family="text">
      <style:text-properties fo:font-size="12pt" fo:font-weight="bold" style:font-size-asian="12pt" style:font-weight-asian="bold" style:font-size-complex="12pt"/>
    </style:style>
    <style:style style:name="T13" style:family="text">
      <style:text-properties fo:font-size="12pt" fo:font-weight="bold" style:font-size-asian="12pt" style:font-weight-asian="bold" style:font-size-complex="12pt" style:font-weight-complex="bold"/>
    </style:style>
    <style:style style:name="T14" style:family="text">
      <style:text-properties fo:font-size="12pt" fo:font-style="italic" style:font-size-asian="12pt" style:font-style-asian="italic" style:font-size-complex="12pt"/>
    </style:style>
    <style:style style:name="T15" style:family="text">
      <style:text-properties fo:font-size="12pt" style:text-underline-style="none" officeooo:rsid="001efb05" style:font-size-asian="12pt" style:font-size-complex="12pt"/>
    </style:style>
    <style:style style:name="T16" style:family="text">
      <style:text-properties fo:font-size="12pt" style:text-underline-style="none" officeooo:rsid="001f59e7" style:font-size-asian="12pt" style:font-size-complex="12pt"/>
    </style:style>
    <style:style style:name="T17" style:family="text">
      <style:text-properties fo:font-size="12pt" style:text-underline-style="none" officeooo:rsid="001f59e7" style:text-underline-mode="continuous" style:text-overline-mode="continuous" style:text-line-through-mode="continuous" style:font-size-asian="12pt" style:font-size-complex="12pt"/>
    </style:style>
    <style:style style:name="T18" style:family="text">
      <style:text-properties officeooo:rsid="0020cdf2"/>
    </style:style>
    <style:style style:name="T19" style:family="text">
      <style:text-properties fo:color="#ff0000" fo:font-size="12pt" style:text-underline-style="none" fo:font-weight="bold" officeooo:rsid="0020cdf2" style:text-underline-mode="continuous" style:text-overline-mode="continuous" style:text-line-through-mode="continuous" style:font-size-asian="12pt" style:font-weight-asian="bold" style:font-size-complex="12pt" style:font-weight-complex="bold"/>
    </style:style>
    <style:style style:name="T20" style:family="text">
      <style:text-properties fo:color="#ff0000" fo:font-size="12pt" style:text-underline-style="none" fo:font-weight="bold" officeooo:rsid="0020cdf2" style:font-size-asian="12pt" style:font-weight-asian="bold" style:font-size-complex="12pt" style:font-weight-complex="bold"/>
    </style:style>
    <style:style style:name="T21" style:family="text">
      <style:text-properties fo:color="#ff0000" fo:font-size="12pt" fo:font-weight="bold" officeooo:rsid="0020cdf2" style:font-size-asian="12pt" style:font-weight-asian="bold" style:font-size-complex="12pt" style:font-weight-complex="bold"/>
    </style:style>
    <style:style style:name="T22" style:family="text">
      <style:text-properties officeooo:rsid="001a20f4"/>
    </style:style>
    <style:style style:name="T23" style:family="text">
      <style:text-properties fo:font-size="16pt" fo:font-weight="bold" style:font-size-asian="16pt" style:font-weight-asian="bold" style:font-size-complex="16pt" style:font-weight-complex="bold"/>
    </style:style>
    <style:style style:name="T24" style:family="text">
      <style:text-properties fo:font-size="16pt" fo:font-weight="bold" officeooo:rsid="001a43da" style:font-size-asian="16pt" style:font-weight-asian="bold" style:font-size-complex="16pt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pan text:style-name="Absatz-Standardschriftart"><text:span text:style-name="T7">Arbeits</text:span></text:span><text:span text:style-name="Absatz-Standardschriftart"><text:span text:style-name="T8">auftrag</text:span></text:span><text:span text:style-name="Absatz-Standardschriftart"><text:span text:style-name="T13">:</text:span></text:span><text:span text:style-name="Absatz-Standardschriftart"><text:span text:style-name="T1"> Ergänze die Lücken mit den angegebenen Wörtern!</text:span></text:span></text:p>
      <text:p text:style-name="P3"/>
      <text:p text:style-name="P5">Netzwerk<text:tab/><text:tab/>IP-Nummer<text:tab/><text:tab/>Computer<text:tab/><text:tab/>Kabel<text:tab/><text:tab/><text:tab/><text:tab/><text:tab/>Funkverbindungen<text:tab/><text:tab/>Daten<text:tab/><text:tab/><text:span text:style-name="T22">Router</text:span></text:p>
      <text:h text:style-name="P8" text:outline-level="3"><text:span text:style-name="Absatz-Standardschriftart"><text:span text:style-name="T24">Was ist das Internet</text:span></text:span></text:h>
      <text:p text:style-name="P6"><text:span text:style-name="Absatz-Standardschriftart"><text:span text:style-name="T13"/></text:span></text:p>
      <text:p text:style-name="P2"><text:span text:style-name="Absatz-Standardschriftart"><text:span text:style-name="T1">D</text:span></text:span><text:span text:style-name="Absatz-Standardschriftart"><text:span text:style-name="T5">a</text:span></text:span><text:span text:style-name="Absatz-Standardschriftart"><text:span text:style-name="T6">s</text:span></text:span><text:span text:style-name="Absatz-Standardschriftart"><text:span text:style-name="T1"> Wort </text:span></text:span><text:span text:style-name="Absatz-Standardschriftart"><text:span text:style-name="T12">Internet</text:span></text:span><text:span text:style-name="Absatz-Standardschriftart"><text:span text:style-name="T1"> setzt sich aus den Wörtern </text:span></text:span><text:span text:style-name="Absatz-Standardschriftart"><text:span text:style-name="T12">inter</text:span></text:span><text:span text:style-name="Absatz-Standardschriftart"><text:span text:style-name="T1">connected </text:span></text:span><text:span text:style-name="Absatz-Standardschriftart"><text:span text:style-name="T14">(englisch für „miteinander verbunden“</text:span></text:span><text:span text:style-name="Absatz-Standardschriftart"><text:span text:style-name="T1">) und </text:span></text:span><text:span text:style-name="Absatz-Standardschriftart"><text:span text:style-name="T12">net</text:span></text:span><text:span text:style-name="Absatz-Standardschriftart"><text:span text:style-name="T1">works (</text:span></text:span><text:span text:style-name="Absatz-Standardschriftart"><text:span text:style-name="T14">englisch für „Netzwerke“</text:span></text:span><text:span text:style-name="Absatz-Standardschriftart"><text:span text:style-name="T1">) zusammen.</text:span></text:span></text:p>
      <text:p text:style-name="P2"><text:span text:style-name="Absatz-Standardschriftart"><text:span text:style-name="T1">Zum Internet gehören </text:span></text:span><text:span text:style-name="Absatz-Standardschriftart"><text:span text:style-name="T2">viele</text:span></text:span><text:span text:style-name="Absatz-Standardschriftart"><text:span text:style-name="T1"> kleine und große Computer, Kabel und Funkverbindungen. Die miteinander verbundenen Computer ergeben das Internet.</text:span></text:span></text:p>
      <text:p text:style-name="P2"><text:span text:style-name="Absatz-Standardschriftart"><text:span text:style-name="T1">Mit dem </text:span></text:span><text:span text:style-name="Absatz-Standardschriftart"><text:span text:style-name="T9"><text:tab/><text:tab/><text:tab/><text:tab/></text:span></text:span><text:span text:style-name="Absatz-Standardschriftart"><text:span text:style-name="T1"> und vielen anderen Geräten kommst du ins Internet. Die vielen Computer haben verschiedene Aufgaben. Computer liefern und empfangen Daten. Daten können Internetseiten mit Texten, Videos oder Bilder sein. Diese <text:tab/></text:span></text:span><text:span text:style-name="Absatz-Standardschriftart"><text:span text:style-name="T9"><text:tab/><text:tab/><text:tab/></text:span></text:span><text:span text:style-name="Absatz-Standardschriftart"><text:span text:style-name="T1"> liegen auf großen Computern, den Servern. </text:span></text:span><text:span text:style-name="Absatz-Standardschriftart"><text:span text:style-name="T3">Zwischen deinem Computer und den Server liegen die <text:line-break/></text:span></text:span><text:span text:style-name="Absatz-Standardschriftart"><text:span text:style-name="T11"><text:tab/><text:tab/><text:tab/></text:span></text:span><text:span text:style-name="Absatz-Standardschriftart"><text:span text:style-name="T15"> , dass sind Geräte, die als Wegweiser dienen. Die Router vermitteln die Daten an den Server und dann an deinen Computer zurück.</text:span></text:span></text:p>
      <text:p text:style-name="P2"><text:span text:style-name="Absatz-Standardschriftart"><text:span text:style-name="T1">Viele Kabel verbinden die Computer im Internet. Die</text:span></text:span><text:span text:style-name="Absatz-Standardschriftart"><text:span text:style-name="T9"><text:tab/><text:tab/><text:tab/></text:span></text:span><text:span text:style-name="Absatz-Standardschriftart"><text:span text:style-name="T1"> sind unsichtbar unter der Erde verlegt. Auch </text:span></text:span><text:span text:style-name="Absatz-Standardschriftart"><text:span text:style-name="T10"><text:tab/><text:tab/><text:tab/><text:tab/><text:tab/></text:span></text:span><text:span text:style-name="Absatz-Standardschriftart"><text:span text:style-name="T1"> gehören zum Internet. </text:span></text:span><text:span text:style-name="Absatz-Standardschriftart"><text:span text:style-name="T2">Sie</text:span></text:span><text:span text:style-name="Absatz-Standardschriftart"><text:span text:style-name="T1"> übertragen Daten über Satelliten und Sendemasten. </text:span></text:span><text:span text:style-name="Absatz-Standardschriftart"><text:span text:style-name="T3">Durch die ganzen Verbindungen entstehen </text:span></text:span><text:span text:style-name="Absatz-Standardschriftart"><text:span text:style-name="T11"><text:tab/><text:tab/><text:tab/></text:span></text:span><text:span text:style-name="Absatz-Standardschriftart"><text:span text:style-name="T15">. </text:span></text:span><text:span text:style-name="Absatz-Standardschriftart"><text:span text:style-name="T16">Lauter kleine und große Netzwerke bilden das Internet. Heute gibt es viele Netzwerke mit ganz vielen Computern.</text:span></text:span></text:p>
      <text:p text:style-name="P2"><text:span text:style-name="Absatz-Standardschriftart"><text:span text:style-name="T1">Computer verstehen nur Zahlen. Internetseiten werden über besondere Zahlen aufgerufen: </text:span></text:span><text:span text:style-name="Absatz-Standardschriftart"><text:span text:style-name="T4">D</text:span></text:span><text:span text:style-name="Absatz-Standardschriftart"><text:span text:style-name="T1">ie </text:span></text:span><text:span text:style-name="Absatz-Standardschriftart"><text:span text:style-name="T10"><text:tab/><text:tab/><text:tab/><text:tab/></text:span></text:span><text:span text:style-name="Absatz-Standardschriftart"><text:span text:style-name="T1">. Jede Internetseite hat eine eigene </text:span></text:span><text:span text:style-name="Absatz-Standardschriftart"><text:span text:style-name="T17">IP-Adresse</text:span></text:span><text:span text:style-name="Absatz-Standardschriftart"><text:span text:style-name="T1">. </text:span></text:span><text:span text:style-name="Absatz-Standardschriftart"><text:span text:style-name="T3">Durch die IP-Adresse weiß jeder Computer im Internet, wo eine Internetseite zu finden ist.</text:span></text:span></text:p>
      <text:p text:style-name="P2"><text:span text:style-name="Absatz-Standardschriftart"><text:span text:style-name="T1">Das gesamte Internet gehört niemandem. Es ist ein freies Medium ohne König oder Präsident.</text:span></text:span></text:p>
      <text:p text:style-name="P2"/>
      <text:p text:style-name="P4"><text:span text:style-name="Absatz-Standardschriftart"><text:span text:style-name="T7">Arbeitsblatt</text:span></text:span><text:span text:style-name="Absatz-Standardschriftart"><text:span text:style-name="T13">:</text:span></text:span><text:span text:style-name="Absatz-Standardschriftart"><text:span text:style-name="T1"> Ergänze die Lücken mit den angegebenen Wörtern! Was ist das Internet?</text:span></text:span></text:p>
      <text:p text:style-name="P3"/>
      <text:p text:style-name="P5">Netzwerk<text:span text:style-name="T18">e</text:span><text:tab/><text:tab/>IP-Nummer<text:tab/><text:tab/>Computer<text:tab/><text:tab/>Kabel<text:tab/><text:tab/><text:tab/><text:tab/><text:tab/>Funkverbindungen<text:tab/><text:tab/>Daten<text:tab/><text:tab/><text:span text:style-name="T18">Router</text:span></text:p>
      <text:h text:style-name="P7" text:outline-level="3"><text:span text:style-name="Absatz-Standardschriftart"><text:span text:style-name="T23">Das Internet</text:span></text:span></text:h>
      <text:p text:style-name="P6"><text:span text:style-name="Absatz-Standardschriftart"><text:span text:style-name="T23"/></text:span></text:p>
      <text:p text:style-name="P2"><text:span text:style-name="Absatz-Standardschriftart"><text:span text:style-name="T1">D</text:span></text:span><text:span text:style-name="Absatz-Standardschriftart"><text:span text:style-name="T5">as</text:span></text:span><text:span text:style-name="Absatz-Standardschriftart"><text:span text:style-name="T1"> Wort </text:span></text:span><text:span text:style-name="Absatz-Standardschriftart"><text:span text:style-name="T12">Internet</text:span></text:span><text:span text:style-name="Absatz-Standardschriftart"><text:span text:style-name="T1"> setzt sich aus den Wörtern </text:span></text:span><text:span text:style-name="Absatz-Standardschriftart"><text:span text:style-name="T12">inter</text:span></text:span><text:span text:style-name="Absatz-Standardschriftart"><text:span text:style-name="T1">connected </text:span></text:span><text:span text:style-name="Absatz-Standardschriftart"><text:span text:style-name="T14">(englisch für „miteinander verbunden“</text:span></text:span><text:span text:style-name="Absatz-Standardschriftart"><text:span text:style-name="T1">) und </text:span></text:span><text:span text:style-name="Absatz-Standardschriftart"><text:span text:style-name="T12">net</text:span></text:span><text:span text:style-name="Absatz-Standardschriftart"><text:span text:style-name="T1">works (</text:span></text:span><text:span text:style-name="Absatz-Standardschriftart"><text:span text:style-name="T14">englisch für „Netzwerke“</text:span></text:span><text:span text:style-name="Absatz-Standardschriftart"><text:span text:style-name="T1">) zusammen.</text:span></text:span></text:p>
      <text:p text:style-name="P2"><text:span text:style-name="Absatz-Standardschriftart"><text:span text:style-name="T1">Zum Internet gehören </text:span></text:span><text:span text:style-name="Absatz-Standardschriftart"><text:span text:style-name="T2">viele</text:span></text:span><text:span text:style-name="Absatz-Standardschriftart"><text:span text:style-name="T1"> kleine und große Computer, Kabel und Funkverbindungen. Die miteinander verbundenen Computer ergeben das Internet.</text:span></text:span></text:p>
      <text:p text:style-name="P2"><text:span text:style-name="Absatz-Standardschriftart"><text:span text:style-name="T1">Mit dem </text:span></text:span><text:span text:style-name="Absatz-Standardschriftart"><text:span text:style-name="T19">Computer</text:span></text:span><text:span text:style-name="Absatz-Standardschriftart"><text:span text:style-name="T1"> und vielen anderen Geräten kommst du ins Internet. Die vielen Computer haben verschiedene Aufgaben. Computer liefern und empfangen Daten. Daten können Internetseiten mit Texten, Videos oder Bilder sein. Diese </text:span></text:span><text:span text:style-name="Absatz-Standardschriftart"><text:span text:style-name="T21">Daten</text:span></text:span><text:span text:style-name="Absatz-Standardschriftart"><text:span text:style-name="T1"> liegen auf großen Computern, den Servern. </text:span></text:span><text:span text:style-name="Absatz-Standardschriftart"><text:span text:style-name="T3">Zwischen deinem Computer und den Server liegen die <text:line-break/></text:span></text:span><text:span text:style-name="Absatz-Standardschriftart"><text:span text:style-name="T20">Router</text:span></text:span><text:span text:style-name="Absatz-Standardschriftart"><text:span text:style-name="T15"> , dass sind Geräte, die als Wegweiser dienen. Die Router vermitteln die Daten an den Server und dann an deinen Computer zurück.</text:span></text:span></text:p>
      <text:p text:style-name="P2"><text:span text:style-name="Absatz-Standardschriftart"><text:span text:style-name="T1">Viele Kabel verbinden die Computer im Internet. Die </text:span></text:span><text:span text:style-name="Absatz-Standardschriftart"><text:span text:style-name="T21">Kabel </text:span></text:span><text:span text:style-name="Absatz-Standardschriftart"><text:span text:style-name="T1">sind unsichtbar unter der Erde verlegt. Auch </text:span></text:span><text:span text:style-name="Absatz-Standardschriftart"><text:span text:style-name="T20">Funkverbindungen</text:span></text:span><text:span text:style-name="Absatz-Standardschriftart"><text:span text:style-name="T1"> gehören zum Internet. </text:span></text:span><text:span text:style-name="Absatz-Standardschriftart"><text:span text:style-name="T2">Sie</text:span></text:span><text:span text:style-name="Absatz-Standardschriftart"><text:span text:style-name="T1"> übertragen Daten über Satelliten und Sendemasten. </text:span></text:span><text:span text:style-name="Absatz-Standardschriftart"><text:span text:style-name="T3">Durch die ganzen Verbindungen entstehen </text:span></text:span><text:span text:style-name="Absatz-Standardschriftart"><text:span text:style-name="T20">Netzwerke</text:span></text:span><text:span text:style-name="Absatz-Standardschriftart"><text:span text:style-name="T15">. </text:span></text:span><text:span text:style-name="Absatz-Standardschriftart"><text:span text:style-name="T16">Lauter kleine und große Netzwerke bilden das Internet. Heute gibt es viele Netzwerke mit ganz vielen Computern.</text:span></text:span></text:p>
      <text:p text:style-name="P2"><text:span text:style-name="Absatz-Standardschriftart"><text:span text:style-name="T1">Computer verstehen nur Zahlen. Internetseiten werden über besondere Zahlen aufgerufen: </text:span></text:span><text:span text:style-name="Absatz-Standardschriftart"><text:span text:style-name="T4">D</text:span></text:span><text:span text:style-name="Absatz-Standardschriftart"><text:span text:style-name="T1">ie </text:span></text:span><text:span text:style-name="Absatz-Standardschriftart"><text:span text:style-name="T20">IP-Nummer</text:span></text:span><text:span text:style-name="Absatz-Standardschriftart"><text:span text:style-name="T1">. Jede Internetseite hat eine eigene </text:span></text:span><text:span text:style-name="Absatz-Standardschriftart"><text:span text:style-name="T17">IP-Adresse</text:span></text:span><text:span text:style-name="Absatz-Standardschriftart"><text:span text:style-name="T1">. </text:span></text:span><text:span text:style-name="Absatz-Standardschriftart"><text:span text:style-name="T3">Durch die IP-Adresse weiß jeder Computer im Internet, wo eine Internetseite zu finden ist.</text:span></text:span></text:p>
      <text:p text:style-name="P2"><text:span text:style-name="Absatz-Standardschriftart"><text:span text:style-name="T1">Das Internet gehört niemandem. Es ist ein freies Medium ohne König oder Präsident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Absatz-Standardschriftar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fo:font-size="10.5pt" fo:font-weight="bold" officeooo:rsid="001a20f4" officeooo:paragraph-rsid="001a20f4" style:font-size-asian="10.5pt" style:font-weight-asian="bold" style:font-size-complex="10.5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</office:automatic-styles>
  <office:master-styles>
    <style:master-page style:name="Standard" style:page-layout-name="Mpm1">
      <style:header>
        <text:p text:style-name="MP1">Workshop<text:tab/>Wie funktioniert das Internet<text:tab/>Klassenstufe 3/4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15T12:26:42.613420676</meta:creation-date>
    <dc:date>2018-10-03T18:33:44.677451556</dc:date>
    <meta:editing-duration>PT1M22S</meta:editing-duration>
    <meta:editing-cycles>5</meta:editing-cycles>
    <meta:generator>LibreOffice/5.4.7.2$MacOSX_X86_64 LibreOffice_project/c838ef25c16710f8838b1faec480ebba495259d0</meta:generator>
    <meta:document-statistic meta:table-count="0" meta:image-count="0" meta:object-count="0" meta:page-count="2" meta:paragraph-count="19" meta:word-count="447" meta:character-count="3207" meta:non-whitespace-character-count="2729"/>
  </office:meta>
</office:document-meta>
</file>